
<file path=META-INF/manifest.xml><?xml version="1.0" encoding="utf-8"?>
<manifest:manifest xmlns:manifest="urn:oasis:names:tc:opendocument:xmlns:manifest:1.0">
  <manifest:file-entry manifest:media-type="application/vnd.oasis.opendocument.text" manifest:full-path="/"/>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text-properties style:text-position="0% 100%"/>
    </style:style>
    <style:style style:name="P2" style:family="paragraph" style:parent-style-name="Standard">
      <style:text-properties style:text-position="0% 100%" fo:font-style="normal" style:font-style-asian="normal" style:font-style-complex="normal"/>
    </style:style>
    <style:style style:name="P3" style:family="paragraph" style:parent-style-name="Standard">
      <style:text-properties style:text-position="0% 100%" style:font-name="Nimbus Roman No9 L" fo:font-size="12pt" fo:font-style="normal" style:font-size-asian="12pt" style:font-style-asian="normal" style:font-size-complex="12pt" style:font-style-complex="normal"/>
    </style:style>
    <style:style style:name="P4" style:family="paragraph" style:parent-style-name="Standard">
      <style:text-properties style:text-position="0% 100%" style:font-name="Nimbus Roman No9 L" fo:font-size="12pt" fo:font-style="italic" style:font-size-asian="12pt" style:font-style-asian="italic" style:font-size-complex="12pt" style:font-style-complex="italic"/>
    </style:style>
    <style:style style:name="P5" style:family="paragraph" style:parent-style-name="Standard">
      <style:paragraph-properties fo:margin-left="0.4925in" fo:margin-right="0in" fo:text-indent="0in" style:auto-text-indent="false"/>
      <style:text-properties style:text-position="0% 100%" style:font-name="Nimbus Roman No9 L" fo:font-size="12pt" fo:font-style="italic" style:font-size-asian="12pt" style:font-style-asian="italic" style:font-size-complex="12pt" style:font-style-complex="italic"/>
    </style:style>
    <style:style style:name="P6" style:family="paragraph" style:parent-style-name="Standard">
      <style:paragraph-properties fo:margin-left="0in" fo:margin-right="0in" fo:text-indent="0in" style:auto-text-indent="false"/>
      <style:text-properties style:text-position="0% 100%" style:font-name="Nimbus Roman No9 L" fo:font-size="12pt" fo:font-style="normal" style:font-size-asian="12pt" style:font-style-asian="normal" style:font-size-complex="12pt" style:font-style-complex="normal"/>
    </style:style>
    <style:style style:name="P7" style:family="paragraph" style:parent-style-name="Standard">
      <style:paragraph-properties fo:margin-left="0in" fo:margin-right="0in" fo:text-indent="0in" style:auto-text-indent="false"/>
      <style:text-properties style:text-position="0% 100%" style:font-name="Nimbus Roman No9 L" fo:font-size="12pt" fo:font-style="italic" style:font-size-asian="12pt" style:font-style-asian="italic" style:font-size-complex="12pt" style:font-style-complex="italic"/>
    </style:style>
    <style:style style:name="P8" style:family="paragraph" style:parent-style-name="Standard">
      <style:paragraph-properties fo:margin-left="0.4925in" fo:margin-right="0in" fo:text-indent="0in" style:auto-text-indent="false"/>
      <style:text-properties style:text-position="0% 100%" style:font-name="Nimbus Roman No9 L" fo:font-size="12pt" fo:font-style="normal" style:font-size-asian="12pt" style:font-style-asian="normal" style:font-size-complex="12pt" style:font-style-complex="normal"/>
    </style:style>
    <style:style style:name="P9" style:family="paragraph" style:parent-style-name="Standard">
      <style:paragraph-properties fo:margin-left="0in" fo:margin-right="0in" fo:text-indent="0in" style:auto-text-indent="false"/>
      <style:text-properties style:text-position="0% 100%" style:font-name="Nimbus Roman No9 L" fo:font-size="14pt" fo:font-style="italic" fo:font-weight="bold" style:font-size-asian="14pt" style:font-style-asian="italic" style:font-weight-asian="bold" style:font-size-complex="14pt" style:font-style-complex="italic" style:font-weight-complex="bold"/>
    </style:style>
    <style:style style:name="T1" style:family="text">
      <style:text-properties style:text-position="sub 58%"/>
    </style:style>
    <style:style style:name="T2" style:family="text">
      <style:text-properties style:text-position="0% 100%"/>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Nimbus Roman No9 L" fo:font-size="8pt" style:font-size-asian="8pt" style:font-size-complex="8pt"/>
    </style:style>
    <style:style style:name="T6" style:family="text">
      <style:text-properties style:font-name="Nimbus Roman No9 L" fo:font-size="12pt" style:font-size-asian="12pt" style:font-size-complex="12pt"/>
    </style:style>
    <style:style style:name="T7" style:family="text">
      <style:text-properties style:font-name="Nimbus Roman No9 L" fo:font-size="12pt" fo:font-style="normal" style:font-size-asian="12pt" style:font-style-asian="normal" style:font-size-complex="12pt" style:font-style-complex="normal"/>
    </style:style>
    <style:style style:name="T8" style:family="text">
      <style:text-properties style:font-name="Nimbus Roman No9 L" fo:font-size="12pt" fo:font-style="italic" style:font-size-asian="12pt" style:font-style-asian="italic" style:font-size-complex="12pt" style:font-style-complex="italic"/>
    </style:style>
    <style:style style:name="T9" style:family="text">
      <style:text-properties style:font-name="Nimbus Roman No9 L" fo:font-size="12pt" fo:font-style="normal" style:font-name-asian="Nimbus Roman No9 L" style:font-size-asian="12pt" style:font-style-asian="normal" style:font-name-complex="Nimbus Roman No9 L" style:font-size-complex="12pt" style:font-style-complex="normal"/>
    </style:style>
    <style:style style:name="T10" style:family="text">
      <style:text-properties fo:font-size="8pt" style:font-size-asian="8pt" style:font-size-complex="8pt"/>
    </style:style>
    <style:style style:name="T11" style:family="text">
      <style:text-properties style:font-name-asian="Nimbus Roman No9 L" style:font-name-complex="Nimbus Roman No9 L"/>
    </style:style>
    <style:style style:name="T12" style:family="text">
      <style:text-properties style:text-position="super 58%"/>
    </style:style>
    <style:style style:name="T13" style:family="text">
      <style:text-properties fo:font-style="normal" style:font-name-asian="Nimbus Roman No9 L" style:font-style-asian="normal" style:font-name-complex="Nimbus Roman No9 L" style:font-style-complex="normal"/>
    </style:style>
    <style:style style:name="T14" style:family="text">
      <style:text-properties style:text-position="super 58%" fo:font-style="italic" style:font-style-asian="italic" style:font-style-complex="italic"/>
    </style:style>
    <style:style style:name="T15" style:family="text">
      <style:text-properties fo:font-style="italic" style:font-name-asian="Nimbus Roman No9 L" style:font-style-asian="italic" style:font-name-complex="Nimbus Roman No9 L" style:font-style-complex="italic"/>
    </style:style>
    <style:style style:name="fr1" style:family="graphic" style:parent-style-name="Formula">
      <style:graphic-properties style:vertical-pos="middle" style:vertical-rel="text" style:horizontal-pos="from-left" style:horizontal-rel="paragraph-conten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idden knowledge in game records.</text:p>
      <text:p text:style-name="Standard"/>
      <text:p text:style-name="Standard">One of the problems in using game records to create/improve the evaluation function in game playing computer programs is the fact that in general there are no records in the database of complete fools playing against experts of even moderate players. All players with recorded games have some common knowledge about the game. In general they will obey these common “rules”, so no significant statistical variation for such common knowledge will show up in game records, even if you compare game records of expert records with game records of lower rated players.</text:p>
      <text:p text:style-name="Standard"/>
      <text:p text:style-name="Standard">I herewith propose a method to recognize this “common knowledge” and how to translate the game record input into weighting factors for a certain feature in the evaluation function.</text:p>
      <text:p text:style-name="Standard"/>
      <text:p text:style-name="Standard">Suppose you have a set of Features F<text:span text:style-name="T1">1</text:span>..F<text:span text:style-name="T1">n <text:s/></text:span><text:span text:style-name="T2">and a set of game records. From this set of game records and the set of features you can derive a set of frequencies of features x</text:span><text:span text:style-name="T1">1</text:span><text:span text:style-name="T2">..x</text:span><text:span text:style-name="T1">n </text:span><text:span text:style-name="T2"><text:s/>and a set of frequencies of winning games as function of F</text:span><text:span text:style-name="T1">i. </text:span><text:span text:style-name="T2">: y</text:span><text:span text:style-name="T1">1</text:span><text:span text:style-name="T2">..y</text:span><text:span text:style-name="T1">n. </text:span></text:p>
      <text:p text:style-name="P1"/>
      <text:p text:style-name="P1">If there is common knowledge in the game records you will see certain features having a high frequency score, but have none or very limited impact on the win-score (these features doesn't show up as a big differentiator in the win-loose comparison). So the win-frequency of a feature as such is not enough to weight the contribution of a feature in the evaluation function, you have to incorporate the “common knowledge” component. </text:p>
      <text:p text:style-name="P1"/>
      <text:p text:style-name="P1">To obtain a single weighting factor, we have to define a function <text:span text:style-name="T3">z(x,y), </text:span><text:span text:style-name="T4">where </text:span><text:span text:style-name="T3">x </text:span><text:span text:style-name="T4">is the frequency of the occurrence of the feature and </text:span><text:span text:style-name="T3">y</text:span><text:span text:style-name="T4"> is the “win” frequency of the feature.</text:span></text:p>
      <text:p text:style-name="P2"/>
      <text:p text:style-name="P2">We consider both <text:span text:style-name="T3">x</text:span> and <text:span text:style-name="T3">y</text:span> <text:span text:style-name="T5">Є </text:span><text:span text:style-name="T6"><text:s/>[0..1]. The values of z on the boundaries are clear:</text:span></text:p>
      <text:p text:style-name="P3"><draw:frame draw:style-name="fr1" draw:name="Object1" text:anchor-type="as-char" svg:width="0.228in" svg:height="0.2335in" draw:z-index="0"><draw:object xlink:href="./Object 1" xlink:type="simple" xlink:show="embed" xlink:actuate="onLoad"/><draw:image xlink:href="./ObjectReplacements/Object 1" xlink:type="simple" xlink:show="embed" xlink:actuate="onLoad"/></draw:frame><text:span text:style-name="T3">y: z(0,y) = 0 </text:span><text:s/>and <draw:frame draw:style-name="fr1" draw:name="Object2" text:anchor-type="as-char" svg:width="0.2272in" svg:height="0.2319in" draw:z-index="1"><draw:object xlink:href="./Object 2" xlink:type="simple" xlink:show="embed" xlink:actuate="onLoad"/><draw:image xlink:href="./ObjectReplacements/Object 2" xlink:type="simple" xlink:show="embed" xlink:actuate="onLoad"/></draw:frame><text:span text:style-name="T3">x: z(x,0) = 0, </text:span>and we choose to have<text:span text:style-name="T3"> z(1,1) = 1.</text:span></text:p>
      <text:p text:style-name="P4"/>
      <text:p text:style-name="P3">If a feature “winning” frequency <text:s/>is “neutral” , the value will be around 0.5. If the occurrence frequency is high, the z-value must also be rather high (this means, better than 0.5). So an obvious choice is to have some form of a quadratic function.</text:p>
      <text:p text:style-name="P3"/>
      <text:p text:style-name="P1"><text:span text:style-name="T7">To define such a function more easy we start with a different space: </text:span><text:span text:style-name="T8">r</text:span><text:span text:style-name="T7"> is the length of the vector in the </text:span><text:span text:style-name="T8">x,y </text:span><text:span text:style-name="T7">plane with </text:span><text:span text:style-name="T8">x=y</text:span><text:span text:style-name="T7">. So </text:span><text:span text:style-name="T8">r</text:span><text:span text:style-name="T7"> will be in the interval [0..</text:span><text:span text:style-name="T9">√</text:span><text:span text:style-name="T7">2]. </text:span><text:span text:style-name="T8">s</text:span><text:span text:style-name="T7"> is the length of the vector orthogonal to </text:span><text:span text:style-name="T8">r</text:span><text:span text:style-name="T7">. </text:span><text:span text:style-name="T8">s</text:span><text:span text:style-name="T7"> is in the interval [-r .. +r]. In this space it is easy to define an applicable quadratic function:</text:span></text:p>
      <text:p text:style-name="P3"/>
      <text:p text:style-name="P3">for <text:span text:style-name="T3">r</text:span> <text:span text:style-name="T10">Є </text:span><text:s/>[0..<text:span text:style-name="T11">√</text:span>2]: </text:p>
      <text:p text:style-name="P5">z(r,0) = ar<text:span text:style-name="T12">2</text:span> + br + c. </text:p>
      <text:p text:style-name="P5">z(0,0) = 0 <text:s text:c="2"/>-&gt; c = 0. </text:p>
      <text:p text:style-name="P5">z(<text:span text:style-name="T13">√</text:span>2,0) = 1 -&gt; 2a + b<text:span text:style-name="T11">√</text:span>2 = 1 -&gt; a = ½ (1 - b<text:span text:style-name="T11">√</text:span>2)</text:p>
      <text:p text:style-name="P5">z'(<text:span text:style-name="T13">√</text:span>2,0) = 0 -&gt; 2a<text:span text:style-name="T13">√</text:span>2 + b = 0 -&gt; a = - ¼b<text:span text:style-name="T11">√</text:span>2</text:p>
      <text:p text:style-name="P5">a = ½ (1 – b<text:span text:style-name="T11">√</text:span>2) <text:span text:style-name="T4">and</text:span> a = - ¼b<text:span text:style-name="T11">√</text:span>2 -&gt; b = <text:span text:style-name="T11">√</text:span>2 <text:span text:style-name="T4">and</text:span> a = - ½. </text:p>
      <text:p text:style-name="P6">So: <text:span text:style-name="T3">z(r,0) = -½ r</text:span><text:span text:style-name="T14">2</text:span><text:span text:style-name="T3"> <text:s/>+ r</text:span><text:span text:style-name="T15">√</text:span><text:span text:style-name="T3">2, </text:span>we will call this <text:span text:style-name="T3">R(r).</text:span></text:p>
      <text:p text:style-name="P7"/>
      <text:p text:style-name="P6">for s <text:span text:style-name="T10">Є <text:s/></text:span>[-r .. +r]:</text:p>
      <text:p text:style-name="P5">z(r,s) = as<text:span text:style-name="T12">2 </text:span>+ bs + c.</text:p>
      <text:p text:style-name="P5">z(r,-r) = 0 -&gt; ar<text:span text:style-name="T12">2 </text:span>+ br + c = 0</text:p>
      <text:p text:style-name="P5">z(r,r) <text:s/>= 0 -&gt; ar<text:span text:style-name="T12">2 </text:span><text:s/>- <text:s/>br + c = 0</text:p>
      <text:p text:style-name="P8">so <text:span text:style-name="T3"><text:s/>b = 0 </text:span>and <text:span text:style-name="T3">a = -c/r</text:span><text:span text:style-name="T14">2 </text:span></text:p>
      <text:p text:style-name="P5">z(r,0) = R(r) -&gt; c = R(r) -&gt;</text:p>
      <text:p text:style-name="P5"><text:s text:c="13"/></text:p>
      <text:p text:style-name="P5">z(r,s) = R(r)(1 – s<text:span text:style-name="T12">2</text:span>/r<text:span text:style-name="T12">2 </text:span>) = (-½ r<text:span text:style-name="T12">2</text:span> <text:s/>+ r<text:span text:style-name="T11">√</text:span>2) (1 – s<text:span text:style-name="T12">2</text:span>/r<text:span text:style-name="T12">2 </text:span>)</text:p>
      <text:p text:style-name="P5"/>
      <text:p text:style-name="P6">To translate back to <text:span text:style-name="T3">x,y </text:span>space:</text:p>
      <text:p text:style-name="P6"><text:tab/>r = <text:s/><text:span text:style-name="T3">½(x + y)</text:span><text:span text:style-name="T15">√</text:span><text:span text:style-name="T3">2</text:span></text:p>
      <text:p text:style-name="P7"><text:tab/>s = r – x<text:span text:style-name="T11">√</text:span>2 = ½(-x + y)<text:span text:style-name="T11">√</text:span>2</text:p>
      <text:p text:style-name="P7">we get:</text:p>
      <text:p text:style-name="P7"><text:tab/></text:p>
      <text:p text:style-name="P9"><text:tab/>z(x,y) = (-¼(x + y)<text:span text:style-name="T12">2 </text:span>+ (x + y))(1 - (-x + y)<text:span text:style-name="T12">2</text:span>/(x + y)<text:span text:style-name="T12">2</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5$Build-9073</meta:generator>
    <meta:initial-creator>Feike Boomstra</meta:initial-creator>
    <meta:creation-date>2007-07-02T22:12:58</meta:creation-date>
    <dc:creator>Feike Boomstra</dc:creator>
    <dc:date>2007-08-30T16:06:54</dc:date>
    <dc:language>en-US</dc:language>
    <meta:editing-cycles>4</meta:editing-cycles>
    <meta:user-defined meta:name="Info 1"/>
    <meta:user-defined meta:name="Info 2"/>
    <meta:user-defined meta:name="Info 3"/>
    <meta:user-defined meta:name="Info 4"/>
    <meta:document-statistic meta:table-count="0" meta:image-count="0" meta:object-count="2" meta:page-count="2" meta:paragraph-count="31" meta:word-count="599" meta:character-count="2964"/>
  </office:meta>
</office:document-meta>
</file>

<file path=Object 1/content.xml><?xml version="1.0" encoding="utf-8"?>
<!DOCTYPE math  PUBLIC '-//OpenOffice.org//DTD Modified W3C MathML 1.01//EN'  'math.dtd'>
<math:math xmlns:math="http://www.w3.org/1998/Math/MathML">
  <math:semantics>
    <math:mo math:stretchy="false">∀</math:mo>
    <math:annotation math:encoding="StarMath 5.0">forall
</math:annotation>
  </math:semantics>
</math:math>
</file>

<file path=Object 2/content.xml><?xml version="1.0" encoding="utf-8"?>
<!DOCTYPE math  PUBLIC '-//OpenOffice.org//DTD Modified W3C MathML 1.01//EN'  'math.dtd'>
<math:math xmlns:math="http://www.w3.org/1998/Math/MathML">
  <math:semantics>
    <math:mo math:stretchy="false">∀</math:mo>
    <math:annotation math:encoding="StarMath 5.0">forall
</math:annotation>
  </math:semantics>
</math:math>
</file>